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F000001C566453DC5E72F20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in"/>
    </style:style>
    <style:style style:name="P2" style:family="paragraph" style:parent-style-name="Standard">
      <style:paragraph-properties style:line-height-at-least="0.25in"/>
      <style:text-properties officeooo:rsid="0002363e" officeooo:paragraph-rsid="000236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ving Average: buy(all in) and hold until MA crossover from upside</text:p>
      <text:p text:style-name="P1"><draw:frame draw:style-name="fr1" draw:name="Image1" text:anchor-type="char" svg:width="5.9898in" svg:height="4.7189in" draw:z-index="0"><draw:image xlink:href="Pictures/100000010000023F000001C566453DC5E72F20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1:02:38.322140192</meta:creation-date>
    <dc:date>2024-05-28T11:06:04.874979609</dc:date>
    <meta:editing-duration>PT3M27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1" meta:word-count="11" meta:character-count="67" meta:non-whitespace-character-count="57"/>
  </office:meta>
</office:document-meta>
</file>